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3.5417in" style:rel-column-width="31934*"/>
    </style:style>
    <style:style style:name="Table2.B" style:family="table-column">
      <style:table-column-properties style:column-width="3.7264in" style:rel-column-width="3360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P3" style:family="paragraph" style:parent-style-name="Standard">
      <style:text-properties style:font-name="Arial1" officeooo:rsid="0058f072" officeooo:paragraph-rsid="0058f072"/>
    </style:style>
    <style:style style:name="P4" style:family="paragraph" style:parent-style-name="Standard">
      <style:text-properties style:font-name="Arial1" officeooo:rsid="00795b92" officeooo:paragraph-rsid="00795b92"/>
    </style:style>
    <style:style style:name="P5" style:family="paragraph" style:parent-style-name="Standard">
      <style:text-properties officeooo:rsid="005570a5" officeooo:paragraph-rsid="005570a5"/>
    </style:style>
    <style:style style:name="P6" style:family="paragraph" style:parent-style-name="Standard">
      <style:text-properties style:font-name="Courier New1" style:text-underline-style="none" fo:font-weight="bold" officeooo:rsid="005570a5" officeooo:paragraph-rsid="005570a5" style:font-weight-asian="bold" style:font-weight-complex="bold"/>
    </style:style>
    <style:style style:name="P7" style:family="paragraph" style:parent-style-name="Standard">
      <style:text-properties style:font-name="Courier New1" style:text-underline-style="none" fo:font-weight="bold" officeooo:rsid="005570a5" officeooo:paragraph-rsid="0058f072" style:font-weight-asian="bold" style:font-weight-complex="bold"/>
    </style:style>
    <style:style style:name="P8" style:family="paragraph" style:parent-style-name="Standard">
      <style:text-properties style:text-underline-style="none" officeooo:rsid="005570a5" officeooo:paragraph-rsid="005570a5"/>
    </style:style>
    <style:style style:name="P9" style:family="paragraph" style:parent-style-name="Standard">
      <style:text-properties officeooo:rsid="0058f072" officeooo:paragraph-rsid="0058f072"/>
    </style:style>
    <style:style style:name="P10" style:family="paragraph" style:parent-style-name="Standard">
      <style:text-properties officeooo:rsid="0058f072" officeooo:paragraph-rsid="007a9b37"/>
    </style:style>
    <style:style style:name="P11" style:family="paragraph" style:parent-style-name="Standard">
      <style:text-properties fo:font-size="12pt" fo:font-style="normal" style:text-underline-style="none" fo:font-weight="normal" officeooo:rsid="00677d54" officeooo:paragraph-rsid="005570a5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2" style:family="paragraph" style:parent-style-name="Table_20_Contents">
      <style:text-properties officeooo:rsid="005570a5" officeooo:paragraph-rsid="005570a5"/>
    </style:style>
    <style:style style:name="P13" style:family="paragraph" style:parent-style-name="Table_20_Contents">
      <style:text-properties style:font-name="Liberation Mono" officeooo:rsid="005570a5" officeooo:paragraph-rsid="005570a5"/>
    </style:style>
    <style:style style:name="P14" style:family="paragraph" style:parent-style-name="Table_20_Contents">
      <style:text-properties style:font-name="Liberation Mono" officeooo:rsid="005a8e49" officeooo:paragraph-rsid="005a8e49"/>
    </style:style>
    <style:style style:name="P15" style:family="paragraph" style:parent-style-name="Table_20_Contents">
      <style:text-properties officeooo:rsid="005a8e49" officeooo:paragraph-rsid="005a8e49"/>
    </style:style>
    <style:style style:name="P16" style:family="paragraph" style:parent-style-name="Table_20_Contents">
      <style:text-properties officeooo:rsid="005c1427" officeooo:paragraph-rsid="005c1427"/>
    </style:style>
    <style:style style:name="P17" style:family="paragraph" style:parent-style-name="Table_20_Contents">
      <style:text-properties officeooo:rsid="0073ec7c" officeooo:paragraph-rsid="005570a5"/>
    </style:style>
    <style:style style:name="P18" style:family="paragraph" style:parent-style-name="Table_20_Contents">
      <style:text-properties officeooo:rsid="0073ec7c" officeooo:paragraph-rsid="0076ebf3"/>
    </style:style>
    <style:style style:name="P19" style:family="paragraph" style:parent-style-name="Standard">
      <style:paragraph-properties fo:margin-top="0.0799in" fo:margin-bottom="0in" loext:contextual-spacing="false"/>
      <style:text-properties officeooo:rsid="0058f072" officeooo:paragraph-rsid="0058f072"/>
    </style:style>
    <style:style style:name="P20" style:family="paragraph" style:parent-style-name="Standard">
      <style:paragraph-properties fo:margin-top="0.0799in" fo:margin-bottom="0in" loext:contextual-spacing="false"/>
      <style:text-properties officeooo:rsid="0058f072" officeooo:paragraph-rsid="005d3cce"/>
    </style:style>
    <style:style style:name="P21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58f072" officeooo:paragraph-rsid="0058f072" style:font-style-asian="normal" style:font-style-complex="normal"/>
    </style:style>
    <style:style style:name="P22" style:family="paragraph" style:parent-style-name="Standard">
      <style:paragraph-properties fo:margin-top="0.0799in" fo:margin-bottom="0in" loext:contextual-spacing="false"/>
      <style:text-properties fo:font-style="normal" style:text-underline-style="none" officeooo:rsid="007a9b37" officeooo:paragraph-rsid="007a9b37" style:font-style-asian="normal" style:font-style-complex="normal"/>
    </style:style>
    <style:style style:name="P23" style:family="paragraph" style:parent-style-name="Standard">
      <style:paragraph-properties fo:margin-top="0.0598in" fo:margin-bottom="0in" loext:contextual-spacing="false"/>
      <style:text-properties officeooo:rsid="005c1427" officeooo:paragraph-rsid="007a9b37"/>
    </style:style>
    <style:style style:name="P24" style:family="paragraph" style:parent-style-name="Standard">
      <style:paragraph-properties fo:margin-top="0.0598in" fo:margin-bottom="0in" loext:contextual-spacing="false"/>
      <style:text-properties fo:font-style="normal" style:text-underline-style="none" officeooo:rsid="007f1416" officeooo:paragraph-rsid="007f1416" style:font-style-asian="normal" style:font-style-complex="normal"/>
    </style:style>
    <style:style style:name="P25" style:family="paragraph" style:parent-style-name="Standard">
      <style:paragraph-properties fo:margin-top="0.0402in" fo:margin-bottom="0in" loext:contextual-spacing="false"/>
      <style:text-properties style:font-name="Arial1" officeooo:rsid="0058f072" officeooo:paragraph-rsid="005d3cce"/>
    </style:style>
    <style:style style:name="P26" style:family="paragraph" style:parent-style-name="Standard">
      <style:paragraph-properties fo:margin-top="0.0402in" fo:margin-bottom="0in" loext:contextual-spacing="false"/>
      <style:text-properties style:font-name="Arial1" fo:font-style="normal" style:text-underline-style="none" officeooo:rsid="005d3cce" officeooo:paragraph-rsid="005d3cce" style:font-style-asian="normal" style:font-style-complex="normal"/>
    </style:style>
    <style:style style:name="P27" style:family="paragraph" style:parent-style-name="Standard">
      <loext:graphic-properties draw:fill="none"/>
      <style:paragraph-properties fo:margin-left="0.2362in" fo:margin-right="0in" fo:margin-top="0.0598in" fo:margin-bottom="0in" loext:contextual-spacing="false" fo:text-align="start" style:justify-single-word="false" fo:orphans="2" fo:widows="2" fo:hyphenation-ladder-count="no-limit" fo:text-indent="-0.2362in" style:auto-text-indent="false" fo:background-color="transparent" style:writing-mode="lr-tb"/>
      <style:text-properties officeooo:rsid="005570a5" officeooo:paragraph-rsid="007a9b37" fo:hyphenate="false" fo:hyphenation-remain-char-count="2" fo:hyphenation-push-char-count="2"/>
    </style:style>
    <style:style style:name="P28" style:family="paragraph" style:parent-style-name="Heading">
      <style:text-properties officeooo:paragraph-rsid="007a9b37"/>
    </style:style>
    <style:style style:name="P29" style:family="paragraph" style:parent-style-name="Heading">
      <style:text-properties fo:font-style="normal" style:text-underline-style="none" officeooo:rsid="007d5897" officeooo:paragraph-rsid="007f1416" style:font-style-asian="normal" style:font-style-complex="normal"/>
    </style:style>
    <style:style style:name="P30" style:family="paragraph" style:parent-style-name="Text_20_body">
      <style:text-properties style:font-name="Times New Roman1" fo:font-size="12pt" fo:font-style="normal" style:text-underline-style="none" officeooo:rsid="007d5897" officeooo:paragraph-rsid="007d5897" style:font-size-asian="12pt" style:font-style-asian="normal" style:font-size-complex="12pt" style:font-style-complex="normal"/>
    </style:style>
    <style:style style:name="P31" style:family="paragraph" style:parent-style-name="Standard">
      <style:text-properties fo:font-style="normal" style:text-underline-style="none" officeooo:rsid="007d5897" officeooo:paragraph-rsid="007d5897" style:font-style-asian="normal" style:font-style-complex="normal"/>
    </style:style>
    <style:style style:name="P32" style:family="paragraph" style:parent-style-name="Standard">
      <style:text-properties fo:font-style="normal" style:text-underline-style="none" officeooo:rsid="008115ce" officeooo:paragraph-rsid="008115ce" style:font-style-asian="normal" style:font-style-complex="normal"/>
    </style:style>
    <style:style style:name="P33" style:family="paragraph" style:parent-style-name="Heading_20_3" style:master-page-name="First_20_Page">
      <style:paragraph-properties fo:text-align="center" style:justify-single-word="false" style:page-number="auto"/>
      <style:text-properties officeooo:rsid="005570a5" officeooo:paragraph-rsid="005570a5"/>
    </style:style>
    <style:style style:name="T1" style:family="text">
      <style:text-properties style:font-name="Courier New1" fo:font-weight="bold" style:font-weight-asian="bold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style:text-underline-style="none"/>
    </style:style>
    <style:style style:name="T4" style:family="text">
      <style:text-properties style:font-name="Arial1" style:text-underline-style="none" fo:font-weight="normal" officeooo:rsid="0058f072" style:font-weight-asian="normal" style:font-weight-complex="normal"/>
    </style:style>
    <style:style style:name="T5" style:family="text">
      <style:text-properties style:font-name="Arial1" style:text-underline-style="none" fo:font-weight="normal" officeooo:rsid="00797148" style:font-weight-asian="normal" style:font-weight-complex="normal"/>
    </style:style>
    <style:style style:name="T6" style:family="text">
      <style:text-properties style:font-name="Arial1" fo:font-style="normal" style:text-underline-style="none" officeooo:rsid="005d53a9" style:font-style-asian="normal" style:font-style-complex="normal"/>
    </style:style>
    <style:style style:name="T7" style:family="text">
      <style:text-properties style:font-name="Arial1" fo:font-style="normal" style:text-underline-style="none" officeooo:rsid="005a8e49" style:font-style-asian="normal" style:font-style-complex="normal"/>
    </style:style>
    <style:style style:name="T8" style:family="text">
      <style:text-properties style:font-name="Arial1" officeooo:rsid="007d5897"/>
    </style:style>
    <style:style style:name="T9" style:family="text">
      <style:text-properties style:font-name="Arial1" officeooo:rsid="005acd2f"/>
    </style:style>
    <style:style style:name="T10" style:family="text">
      <style:text-properties style:text-underline-style="solid" style:text-underline-width="auto" style:text-underline-color="font-color" fo:font-weight="bold" officeooo:rsid="0058f072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5f71f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officeooo:rsid="007a9b3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5a8e49" style:font-style-asian="italic" style:font-style-complex="italic"/>
    </style:style>
    <style:style style:name="T15" style:family="text">
      <style:text-properties fo:font-style="italic" officeooo:rsid="005acd2f" style:font-style-asian="italic" style:font-style-complex="italic"/>
    </style:style>
    <style:style style:name="T16" style:family="text">
      <style:text-properties fo:font-style="italic" officeooo:rsid="007a9b37" style:font-style-asian="italic" style:font-style-complex="italic"/>
    </style:style>
    <style:style style:name="T17" style:family="text">
      <style:text-properties fo:font-style="italic" officeooo:rsid="007d5897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italic" style:text-underline-style="none" officeooo:rsid="008115ce" style:font-style-asian="italic" style:font-style-complex="italic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officeooo:rsid="0058f072" style:font-weight-asian="normal" style:font-weight-complex="normal"/>
    </style:style>
    <style:style style:name="T22" style:family="text">
      <style:text-properties style:text-underline-style="none" fo:font-weight="normal" officeooo:rsid="005f71f0" style:font-weight-asian="normal" style:font-weight-complex="normal"/>
    </style:style>
    <style:style style:name="T23" style:family="text">
      <style:text-properties style:text-underline-style="none" fo:font-weight="normal" officeooo:rsid="007a9b37" style:font-weight-asian="normal" style:font-weight-complex="normal"/>
    </style:style>
    <style:style style:name="T24" style:family="text">
      <style:text-properties style:text-underline-style="none" officeooo:rsid="0058f072"/>
    </style:style>
    <style:style style:name="T25" style:family="text">
      <style:text-properties style:text-underline-style="none" officeooo:rsid="005d3cce"/>
    </style:style>
    <style:style style:name="T26" style:family="text">
      <style:text-properties style:text-underline-style="none" officeooo:rsid="007a9b37"/>
    </style:style>
    <style:style style:name="T27" style:family="text">
      <style:text-properties style:text-underline-style="none" officeooo:rsid="007d5897"/>
    </style:style>
    <style:style style:name="T28" style:family="text">
      <style:text-properties fo:font-style="normal" style:text-underline-style="none" style:font-style-asian="normal" style:font-style-complex="normal"/>
    </style:style>
    <style:style style:name="T29" style:family="text">
      <style:text-properties fo:font-style="normal" style:text-underline-style="none" officeooo:rsid="005d3cce" style:font-style-asian="normal" style:font-style-complex="normal"/>
    </style:style>
    <style:style style:name="T30" style:family="text">
      <style:text-properties fo:font-style="normal" style:text-underline-style="none" officeooo:rsid="005d53a9" style:font-style-asian="normal" style:font-style-complex="normal"/>
    </style:style>
    <style:style style:name="T31" style:family="text">
      <style:text-properties fo:font-style="normal" style:text-underline-style="none" officeooo:rsid="005a8e49" style:font-style-asian="normal" style:font-style-complex="normal"/>
    </style:style>
    <style:style style:name="T32" style:family="text">
      <style:text-properties fo:font-style="normal" style:text-underline-style="none" officeooo:rsid="007a9b37" style:font-style-asian="normal" style:font-style-complex="normal"/>
    </style:style>
    <style:style style:name="T33" style:family="text">
      <style:text-properties fo:font-style="normal" style:text-underline-style="none" officeooo:rsid="007d5897" style:font-style-asian="normal" style:font-style-complex="normal"/>
    </style:style>
    <style:style style:name="T34" style:family="text">
      <style:text-properties fo:font-style="normal" style:text-underline-style="none" officeooo:rsid="008115ce" style:font-style-asian="normal" style:font-style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5a8e49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bold" officeooo:rsid="007d5897" style:font-style-asian="normal" style:font-weight-asian="bold" style:font-style-complex="normal" style:font-weight-complex="bold"/>
    </style:style>
    <style:style style:name="T38" style:family="text">
      <style:text-properties officeooo:rsid="005a8e49"/>
    </style:style>
    <style:style style:name="T39" style:family="text">
      <style:text-properties officeooo:rsid="005acd2f"/>
    </style:style>
    <style:style style:name="T40" style:family="text">
      <style:text-properties officeooo:rsid="005c1427"/>
    </style:style>
    <style:style style:name="T41" style:family="text">
      <style:text-properties officeooo:rsid="005d53a9"/>
    </style:style>
    <style:style style:name="T42" style:family="text">
      <style:text-properties officeooo:rsid="0073ec7c"/>
    </style:style>
    <style:style style:name="T43" style:family="text">
      <style:text-properties officeooo:rsid="0076ebf3"/>
    </style:style>
    <style:style style:name="T44" style:family="text">
      <style:text-properties officeooo:rsid="007a9b37"/>
    </style:style>
    <style:style style:name="T45" style:family="text">
      <style:text-properties officeooo:rsid="007d5897"/>
    </style:style>
    <style:style style:name="T46" style:family="text">
      <style:text-properties officeooo:rsid="007f1416"/>
    </style:style>
    <style:style style:name="T47" style:family="text">
      <style:text-properties fo:color="#ce181e" fo:font-style="italic" officeooo:rsid="007f1416" style:font-style-asian="italic" style:font-style-complex="italic"/>
    </style:style>
    <style:style style:name="T48" style:family="text">
      <style:text-properties officeooo:rsid="008115ce"/>
    </style:style>
    <style:style style:name="T49" style:family="text">
      <style:text-properties style:font-name="Arial1"/>
    </style:style>
    <style:style style:name="T50" style:family="text">
      <style:text-properties style:font-name="Arial1" officeooo:rsid="008115ce"/>
    </style:style>
    <style:style style:name="T5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Unit Tests for Auction <text:span text:style-name="T44">C</text:span>lass</text:p>
      <text:p text:style-name="P28">Assignment</text:p>
      <text:p text:style-name="P10"><text:span text:style-name="T44">1. </text:span>Create a unit test class named <text:span text:style-name="T1">auction_test.py</text:span> <text:span text:style-name="T44">to test that the Auction methods obey the rules of the auction and the behavior specified in the docstring comments for each method. <text:s/>This means you should try to verify the auction </text:span><text:span text:style-name="T16">behavior </text:span><text:span text:style-name="T17">as well as auction methods</text:span><text:span text:style-name="T44">.</text:span></text:p>
      <text:p text:style-name="P27"><text:span text:style-name="T32">2.</text:span><text:span text:style-name="T31"> Use descriptive test method names </text:span><text:span text:style-name="T30">such as </text:span><text:span text:style-name="T6">test_bid_when_auction_stopped</text:span><text:span text:style-name="T31">. <text:line-break/></text:span><text:span text:style-name="T37">Not</text:span><text:span text:style-name="T33"> a descriptive name: <text:s/></text:span><text:span text:style-name="T7">test_borderline</text:span><text:span text:style-name="T31"> </text:span></text:p>
      <text:p text:style-name="P27"><text:span text:style-name="T27">3</text:span><text:span text:style-name="T26">.</text:span><text:span text:style-name="T24"> Please </text:span><text:span text:style-name="T10">do n</text:span><text:span text:style-name="T11">o</text:span><text:span text:style-name="T10">t</text:span><text:span text:style-name="T21"> write tests for </text:span><text:span text:style-name="T22">obvious </text:span><text:span text:style-name="T21">type errors such as </text:span><text:span text:style-name="T4">bid(</text:span><text:span text:style-name="T5">None</text:span><text:span text:style-name="T4">, </text:span><text:span text:style-name="T5">"1.5")</text:span><text:span text:style-name="T21"> where amount is not a number </text:span><text:span text:style-name="T23">and</text:span><text:span text:style-name="T22"> name not a string</text:span><text:span text:style-name="T21">. <text:s/></text:span><text:span text:style-name="T23"><text:s/>Type errors like that are the programmer's fault.</text:span></text:p>
      <text:p text:style-name="P23"><text:span text:style-name="T27">4</text:span><text:span text:style-name="T26">.</text:span><text:span text:style-name="T20"> Use a </text:span><text:span text:style-name="T3">setUp</text:span><text:span text:style-name="T20"> method to create an Auction </text:span><text:span text:style-name="T25">object</text:span><text:span text:style-name="T20"> as a </text:span><text:span text:style-name="T18">test fixture</text:span><text:span text:style-name="T28"> </text:span><text:span text:style-name="T30">(an attribute) </text:span><text:span text:style-name="T28">instead of creating an auction in each test. <text:s/>It is OK for some test </text:span><text:span text:style-name="T34">methods</text:span><text:span text:style-name="T28"> to create their own auction object </text:span><text:span text:style-name="T32">for a special </text:span><text:span text:style-name="T34">test</text:span><text:span text:style-name="T32">.</text:span></text:p>
      <text:p text:style-name="Heading">Evaluation</text:p>
      <text:p text:style-name="P31">Your test code will be used to test several variations of the Auction class code. <text:s/>One <text:span text:style-name="T48">variant</text:span> is correct and the others all have a defect. <text:s/>Some may have multiple defects.</text:p>
      <text:p text:style-name="P31"/>
      <text:p text:style-name="P32">The auction variants are all tested on Github using a Github Action. <text:s/>The tests are run every time you "push" to Github. <text:s/>You can view the Action's <text:span text:style-name="T51">build output</text:span> to see which tests passed and failed, and the test output. <text:s/>But you cannot look at the source code for the variant Auction class.</text:p>
      <text:p text:style-name="P31"/>
      <text:p text:style-name="Heading">Auction <text:span text:style-name="T48">Specification</text:span></text:p>
      <text:p text:style-name="P19">1. <text:span text:style-name="T39">Each bid must have an amount &gt; 0 and a non-blank b</text:span>idder name <text:span text:style-name="T39">(string). If not, a </text:span><text:span text:style-name="T9">ValueError</text:span><text:span text:style-name="T39"> is raised.</text:span></text:p>
      <text:p text:style-name="P19">2. <text:span text:style-name="T48">The bid amount must be at least the current best bid </text:span><text:span text:style-name="T15">plus a minimum increment</text:span><text:span text:style-name="T39">. <text:s/>The minimum increment is specified as a parameter in the Auction constructor. with a default </text:span><text:span text:style-name="T15">minimum increment</text:span><text:span text:style-name="T39"> is 1 (that is, a bid must be at least 1 more than the highest bid so far.) <text:s/>If bid is too low, an </text:span><text:span text:style-name="T9">AuctionError</text:span><text:span text:style-name="T39"> is raised.</text:span></text:p>
      <text:p text:style-name="P19">3. Bids allowed only when <text:span text:style-name="T48">the </text:span>auction is active. <text:s/>Auction has methods <text:span text:style-name="T2">start()</text:span> and <text:span text:style-name="T2">stop()</text:span> to enable <text:span text:style-name="T41">and</text:span> disable bidding, <text:span text:style-name="T48">and </text:span><text:span text:style-name="T50">isActive()</text:span><text:span text:style-name="T48"> to test if bidding is enabled</text:span>. <text:s/><text:span text:style-name="T44">stop and start</text:span> may be called many times <text:span text:style-name="T48">during an auction to temporarily pause an auction</text:span>.</text:p>
      <text:p text:style-name="P21"><text:span text:style-name="T41">4</text:span>. The participant with the highest <text:span text:style-name="T12">valid</text:span><text:span text:style-name="T44"> </text:span>bid (best bid) wins.</text:p>
      <text:p text:style-name="P22">5. The method <text:span text:style-name="T2">best_bid()</text:span> always returns the highest valid bid so far, and <text:span text:style-name="T2">winner()</text:span> returns the name of the bidder with <text:span text:style-name="T45">the </text:span>highest bid. <text:s/>These methods can be invoked at any time, <text:span text:style-name="T45">even while the auction is active.</text:span></text:p>
      <text:p text:style-name="P22"><text:span text:style-name="T45">6. </text:span>To mitigate accidental typing errors, the bidder name is always put into standard form. <text:span text:style-name="T48">S</text:span>urrounding white space is removed and words are converted to title case. <text:line-break/><text:span text:style-name="T48">For example</text:span>, <text:span text:style-name="T45">if a bidder has name</text:span> <text:span text:style-name="T2">" <text:s/>donald <text:s text:c="3"/>D</text:span><text:span text:style-name="T8">u</text:span><text:span text:style-name="T2">CK <text:s/>",</text:span> the name <text:span text:style-name="T45">will</text:span> be converted to "<text:span text:style-name="T2">Donald Duck</text:span>".</text:p>
      <text:p text:style-name="Heading">Documentation</text:p>
      <text:p text:style-name="P20"><text:span text:style-name="T28">See the Docstring comments in code. </text:span><text:span text:style-name="T32">To view them in a Python shell, use:</text:span></text:p>
      <text:p text:style-name="P26">&gt;&gt;&gt; from auction import Auction</text:p>
      <text:p text:style-name="P25"><text:span text:style-name="T29">&gt;&gt;&gt; </text:span><text:span text:style-name="T28">help(Auction)</text:span></text:p>
      <text:p text:style-name="P25"><text:span text:style-name="T29">&gt;&gt;&gt;</text:span><text:span text:style-name="T28"> help(Auction.</text:span><text:span text:style-name="T19">bid</text:span><text:span text:style-name="T28">) <text:s text:c="3"/>- </text:span><text:span text:style-name="T34">show docstring for the bid() method</text:span></text:p>
      <text:p text:style-name="P29">What to Submit <text:s text:c="2"/>- <text:span text:style-name="T47">This will be explained in class.</text:span></text:p>
      <text:p text:style-name="P30">Push your auction test code and README.md file to Github.</text:p>
      <text:p text:style-name="P30"/>
      <text:p text:style-name="P30"><text:soft-page-break/>In <text:span text:style-name="T1">README.md</text:span>, you must complete a table that describes each defect you find by testing, and try to identify the likely cause of the error. <text:s/>Since you can't look at the source code for the Auction variants, it isn't always possible to identify the cause of the defect.</text:p>
      <text:p text:style-name="P24"/>
      <text:p text:style-name="P7"/>
      <text:p text:style-name="P7"/>
      <text:p text:style-name="P3">Example Auction</text:p>
      <text:p text:style-name="P4"/>
      <text:p text:style-name="P4">You should not copy this example. <text:s/>Create your own test cases.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auction = Auction(<text:line-break/> <text:s text:c="9"/>"TDD in Python, 2E")</text:p>
          </table:table-cell>
          <table:table-cell table:style-name="Table2.B1" office:value-type="string">
            <text:p text:style-name="P12">Create auction for a great testing book!</text:p>
          </table:table-cell>
        </table:table-row>
        <table:table-row>
          <table:table-cell table:style-name="Table2.A2" office:value-type="string">
            <text:p text:style-name="P13">auction.start( )</text:p>
          </table:table-cell>
          <table:table-cell table:style-name="Table2.B2" office:value-type="string">
            <text:p text:style-name="P12">Start accepting bids.</text:p>
          </table:table-cell>
        </table:table-row>
        <table:table-row>
          <table:table-cell table:style-name="Table2.A2" office:value-type="string">
            <text:p text:style-name="P13">auction,bid("Jim", 200)</text:p>
          </table:table-cell>
          <table:table-cell table:style-name="Table2.B2" office:value-type="string">
            <text:p text:style-name="P12">Jim bids 200 Baht.</text:p>
          </table:table-cell>
        </table:table-row>
        <table:table-row>
          <table:table-cell table:style-name="Table2.A2" office:value-type="string">
            <text:p text:style-name="P13">auction.bid("<text:span text:style-name="T42">m</text:span>ai", 250)</text:p>
          </table:table-cell>
          <table:table-cell table:style-name="Table2.B2" office:value-type="string">
            <text:p text:style-name="P12">Mai bids 250 Baht. </text:p>
          </table:table-cell>
        </table:table-row>
        <table:table-row>
          <table:table-cell table:style-name="Table2.A2" office:value-type="string">
            <text:p text:style-name="P13">auction.bid("", 1000)</text:p>
            <text:p text:style-name="P13">ValueError: Invalid bidder name</text:p>
          </table:table-cell>
          <table:table-cell table:style-name="Table2.B2" office:value-type="string">
            <text:p text:style-name="P12">Anonymous bids are not allowed.</text:p>
          </table:table-cell>
        </table:table-row>
        <table:table-row>
          <table:table-cell table:style-name="Table2.A2" office:value-type="string">
            <text:p text:style-name="P13">auction.bid("<text:span text:style-name="T40">Jim</text:span>", 2<text:span text:style-name="T40">50.10</text:span>)</text:p>
            <text:p text:style-name="P13">AuctionError: Bid <text:span text:style-name="T40">is too low</text:span></text:p>
          </table:table-cell>
          <table:table-cell table:style-name="Table2.B2" office:value-type="string">
            <text:p text:style-name="P16">What a cheap-stake! <text:s/>Only 10 <text:span text:style-name="T13">satang</text:span><text:span text:style-name="T35"> higher!</text:span></text:p>
            <text:p text:style-name="P16">But it <text:span text:style-name="T46">i</text:span>s not allowed. The default bid increment is 1.</text:p>
          </table:table-cell>
        </table:table-row>
        <table:table-row>
          <table:table-cell table:style-name="Table2.A2" office:value-type="string">
            <text:p text:style-name="P13">auction.best_bid()</text:p>
            <text:p text:style-name="P13">250</text:p>
            <text:p text:style-name="P13">auction.winner( )</text:p>
            <text:p text:style-name="P13">'Mai'</text:p>
          </table:table-cell>
          <table:table-cell table:style-name="Table2.B2" office:value-type="string">
            <text:p text:style-name="P12">You can call these <text:span text:style-name="T41">methods </text:span>at any time to see the best bid so far and name of <text:span text:style-name="T46">the </text:span>top bidder.</text:p>
            <text:p text:style-name="P18">Names are normalized to Title Case.</text:p>
            <text:p text:style-name="P17"/>
          </table:table-cell>
        </table:table-row>
        <table:table-row>
          <table:table-cell table:style-name="Table2.A2" office:value-type="string">
            <text:p text:style-name="P13">auction.bid("Jittat", 2<text:span text:style-name="T43">60</text:span>)</text:p>
          </table:table-cell>
          <table:table-cell table:style-name="Table2.B2" office:value-type="string">
            <text:p text:style-name="P12">Ajarn Jittat wants the book, <text:span text:style-name="T38">too</text:span>!</text:p>
          </table:table-cell>
        </table:table-row>
        <table:table-row>
          <table:table-cell table:style-name="Table2.A2" office:value-type="string">
            <text:p text:style-name="P13">auction.stop( )</text:p>
          </table:table-cell>
          <table:table-cell table:style-name="Table2.B2" office:value-type="string">
            <text:p text:style-name="P12">No bidding allowed now. <text:span text:style-name="T44">C</text:span>all start() <text:span text:style-name="T44">to allow bidding</text:span>.</text:p>
          </table:table-cell>
        </table:table-row>
        <table:table-row>
          <table:table-cell table:style-name="Table2.A2" office:value-type="string">
            <text:p text:style-name="P14">auction.bid("Jim", 2<text:span text:style-name="T41">65</text:span>)</text:p>
            <text:p text:style-name="P14">AuctionError: bidding not allowed now</text:p>
          </table:table-cell>
          <table:table-cell table:style-name="Table2.B2" office:value-type="string">
            <text:p text:style-name="P15"/>
            <text:p text:style-name="P15">Too late! <text:s/>Auction has stopped.</text:p>
          </table:table-cell>
        </table:table-row>
        <table:table-row>
          <table:table-cell table:style-name="Table2.A2" office:value-type="string">
            <text:p text:style-name="P13">auction.winner( )</text:p>
            <text:p text:style-name="P13">'Jittat'</text:p>
          </table:table-cell>
          <table:table-cell table:style-name="Table2.B2" office:value-type="string">
            <text:p text:style-name="P12">And <text:span text:style-name="T46">Aj. Jittit</text:span> gets <text:span text:style-name="T38">"</text:span><text:span text:style-name="T14">TDD in Python</text:span><text:span text:style-name="T36">"</text:span> at a bargain price!</text:p>
          </table:table-cell>
        </table:table-row>
      </table:table>
      <text:p text:style-name="P5"/>
      <text:p text:style-name="P6"/>
      <text:p text:style-name="P8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Liberation Sans" svg:font-family="'Liberation Sans', 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Sans Serif" svg:font-family="'Microsoft Sans Serif'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2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2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class="text">
      <style:paragraph-properties fo:margin-top="0.1201in" fo:margin-bottom="0.0799in" loext:contextual-spacing="false"/>
      <style:text-properties fo:font-size="16pt" officeooo:rsid="00468006" style:font-size-asian="16pt" style:font-size-complex="16pt"/>
    </style:style>
    <style:style style:name="Quotations" style:family="paragraph" style:parent-style-name="Standard" style:class="html"/>
    <style:style style:name="Question" style:family="paragraph" style:parent-style-name="Standard">
      <style:paragraph-properties fo:margin-top="0.0799in" fo:margin-bottom="0in" loext:contextual-spacing="false"/>
    </style:style>
    <style:style style:name="Code" style:family="paragraph" style:parent-style-name="Standard">
      <style:text-properties style:font-name="Courier New1" fo:font-family="'Courier New'" style:font-family-generic="modern" style:font-pitch="fixed" fo:font-size="12pt" fo:font-weight="bold" officeooo:rsid="00468006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5437in" style:type="center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3d271e" style:font-name-complex="Arial2" style:font-size-complex="12pt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693in" fo:margin-left="0in" fo:margin-right="0in" fo:margin-bottom="0.1299in" style:dynamic-spacing="true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- <text:page-number text:select-page="current">2</text:page-number><text:span text:style-name="Page_20_Number"><text:s/>-</text:span></text:p>
      </style:footer>
    </style:master-page>
    <style:master-page style:name="First_20_Page" style:display-name="First Page" style:page-layout-name="Mpm1" style:next-style-name="Standard">
      <style:header>
        <text:p text:style-name="MP2"><text:tab/>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4:04:00</meta:creation-date>
    <meta:initial-creator>Jim Brucker</meta:initial-creator>
    <dc:language>en-US</dc:language>
    <dc:date>2021-09-12T14:50:21.054560403</dc:date>
    <meta:editing-cycles>147</meta:editing-cycles>
    <dc:title>Auction Testing</dc:title>
    <meta:editing-duration>P1DT7H3M25S</meta:editing-duration>
    <meta:generator>LibreOffice/6.0.7.3$Linux_X86_64 LibreOffice_project/00m0$Build-3</meta:generator>
    <meta:document-statistic meta:table-count="1" meta:image-count="0" meta:object-count="0" meta:page-count="2" meta:paragraph-count="59" meta:word-count="706" meta:character-count="4097" meta:non-whitespace-character-count="3403"/>
    <meta:template xlink:type="simple" xlink:actuate="onRequest" xlink:title="Normal.dot" xlink:href=""/>
  </office:meta>
</office:document-meta>
</file>